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I[A]</text:p>
          </table:table-cell>
          <table:table-cell table:style-name="Default" office:value-type="string" calcext:value-type="string">
            <text:p>B[mT]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5.2" calcext:value-type="float">
            <text:p>125.2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53.7" calcext:value-type="float">
            <text:p>153.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2.3" calcext:value-type="float">
            <text:p>182.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5.2" calcext:value-type="float">
            <text:p>245.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8.8" calcext:value-type="float">
            <text:p>298.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0.7" calcext:value-type="float">
            <text:p>370.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32.7" calcext:value-type="float">
            <text:p>432.7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457.8" calcext:value-type="float">
            <text:p>457.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95.8" calcext:value-type="float">
            <text:p>495.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32.5" calcext:value-type="float">
            <text:p>732.5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748.8" calcext:value-type="float">
            <text:p>748.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44.5" calcext:value-type="float">
            <text:p>844.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34.2" calcext:value-type="float">
            <text:p>934.2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985" calcext:value-type="float">
            <text:p>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12:58.148705886</meta:creation-date>
    <dc:date>2014-05-10T13:23:08.390116605</dc:date>
    <meta:editing-duration>P0D</meta:editing-duration>
    <meta:editing-cycles>1</meta:editing-cycles>
    <meta:document-statistic meta:table-count="1" meta:cell-count="42" meta:object-count="0"/>
    <meta:generator>LibreOffice/4.2.3.3$Linux_X86_64 LibreOffice_project/420m0$Build-3</meta:generator>
  </office:meta>
</office:document-meta>
</file>